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208in"/>
    </style:style>
    <style:style style:name="Table1.B" style:family="table-column">
      <style:table-column-properties style:column-width="5.3063in"/>
    </style:style>
    <style:style style:name="Table1.A1" style:family="table-cell">
      <style:table-cell-properties style:vertical-align="middle" fo:padding="0.0194in" fo:border="0.05pt solid #000000"/>
    </style:style>
    <style:style style:name="Table1.A3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style:font-name="Google Sans"/>
    </style:style>
    <style:style style:name="P2" style:family="paragraph" style:parent-style-name="Heading_20_3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3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4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5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6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weight="bold" officeooo:paragraph-rsid="000a8f11"/>
    </style:style>
    <style:style style:name="P7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8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language="el" fo:country="GR" officeooo:rsid="000a8f11" officeooo:paragraph-rsid="000a8f11"/>
    </style:style>
    <style:style style:name="P9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weight="bold"/>
    </style:style>
    <style:style style:name="P10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11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T1" style:family="text">
      <style:text-properties fo:font-weight="bold"/>
    </style:style>
    <style:style style:name="T2" style:family="text">
      <style:text-properties style:font-name="Google Sans Text"/>
    </style:style>
    <style:style style:name="T3" style:family="text">
      <style:text-properties fo:language="el" fo:country="GR" officeooo:rsid="000a8f11"/>
    </style:style>
    <style:style style:name="T4" style:family="text">
      <style:text-properties officeooo:rsid="000a8f1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Παιδαγωγική Αξιοποίηση &amp; Μεθοδολογία</text:h>
      <text:h text:style-name="P2" text:outline-level="3">1. Στοχοθεσία (Learning Objectives)</text:h>
      <text:p text:style-name="P3">Το έργο "Feel the Sound" υπηρετεί τρεις βασικούς άξονες ανάπτυξης για τους μαθητές μας:</text:p>
      <text:list text:style-name="L1">
        <text:list-item>
          <text:p text:style-name="P4"><text:span text:style-name="T1">Γνωστικός Τομέας:</text:span> Εξοικείωση με την έννοια του "ανοιχτού κώδικα" και των ηλεκτρονικών εξαρτημάτων (τι είναι ο αισθητήρας, τι το LED).</text:p>
        </text:list-item>
        <text:list-item>
          <text:p text:style-name="P4"><text:span text:style-name="T1">Ψυχοκινητικός Τομέας:</text:span> Εξάσκηση της λεπτής κινητικότητας (συναρμολόγηση, καλωδίωση) και του οπτικοκινητικού συντονισμού.</text:p>
        </text:list-item>
        <text:list-item>
          <text:p text:style-name="P4"><text:span text:style-name="T1">Συναισθηματικός/Κοινωνικός Τομέας:</text:span> Καλλιέργεια της αυτοπεποίθησης μέσω της προσφοράς στο κοινωνικό σύνολο του σχολείου και εκμάθηση τεχνικών αυτορρύθμισης.</text:p>
        </text:list-item>
      </text:list>
      <text:p text:style-name="Horizontal_20_Line"/>
      <text:h text:style-name="P2" text:outline-level="3">2. Διαθεματική Συνεργασία Εργαστηρίων (Project-Based Learning)</text:h>
      <text:p text:style-name="P3">Η δύναμη του Ε.Ε.Ε.ΕΚ. είναι τα εργαστήριά του. Το έργο θα υλοποιηθεί ως εξής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5"><text:span text:style-name="Strong_20_Emphasis"><text:span text:style-name="T2"/></text:span></text:p>
            </table:table-cell>
            <table:table-cell table:style-name="Table1.A1" office:value-type="string">
              <text:p text:style-name="P5"><text:span text:style-name="Strong_20_Emphasis"><text:span text:style-name="T2">Συγκεκριμένες Δραστηριότητες Μαθητών</text:span></text:span></text:p>
            </table:table-cell>
          </table:table-row>
        </table:table-header-rows>
        <table:table-row>
          <table:table-cell table:style-name="Table1.A1" office:value-type="string">
            <text:p text:style-name="P6"><text:span text:style-name="Strong_20_Emphasis">Εργαστήριο </text:span>Πληροφορικής</text:p>
          </table:table-cell>
          <table:table-cell table:style-name="Table1.A1" office:value-type="string">
            <text:p text:style-name="P7">Σύνδεση των αισθητήρων στο ESP32 με τη χρήση breadboard. Δοκιμές στον κώδικα για την επιλογή των χρωμάτων (π.χ. "Αν ο ήχος είναι δυνατός, βάλε κόκκινο").</text:p>
          </table:table-cell>
        </table:table-row>
        <table:table-row>
          <table:table-cell table:style-name="Table1.A3" office:value-type="string">
            <text:p text:style-name="P6"><text:span text:style-name="Strong_20_Emphasis"><text:span text:style-name="T3">Ομά</text:span></text:span><text:span text:style-name="Strong_20_Emphasis"><text:span text:style-name="T3">δα </text:span></text:span><text:span text:style-name="Strong_20_Emphasis"><text:span text:style-name="T4">Κ</text:span></text:span><text:span text:style-name="Strong_20_Emphasis"><text:span text:style-name="T3">οινωνικών Λειτουργών <text:s/>- Ψυχολόγων με μαθητές</text:span></text:span></text:p>
          </table:table-cell>
          <table:table-cell table:style-name="Table1.A3" office:value-type="string">
            <text:p text:style-name="P8">Θα βοηθήσουν στην επιλογή χρωμάτων σε σχέση με τα διάφορα αισθητήρια, πιθανώς προσωποποιημένα σε κάθε μαθητή.<text:line-break/>Θα αξιολογήσουν τα ωφέλη της λύσης στιυς μναθητές και θα προτείνουν βελτιώσεις / διορθώσεις όπου χρειαστεί.</text:p>
          </table:table-cell>
        </table:table-row>
        <table:table-row>
          <table:table-cell table:style-name="Table1.A1" office:value-type="string">
            <text:p text:style-name="P9">Χειροτεχνία</text:p>
          </table:table-cell>
          <table:table-cell table:style-name="Table1.A1" office:value-type="string">
            <text:p text:style-name="P7">Μέτρηση, κοπή και συναρμολόγηση του ξύλινου πλαισίου. Τοποθέτηση του ημιδιαφανούς plexiglass και στερέωση της ταινίας LED στο εσωτερικό.</text:p>
          </table:table-cell>
        </table:table-row>
        <table:table-row>
          <table:table-cell table:style-name="Table1.A1" office:value-type="string">
            <text:p text:style-name="P6"><text:span text:style-name="Strong_20_Emphasis">Εργαστήριο </text:span>Αυτόνομης Διαβίωσης</text:p>
          </table:table-cell>
          <table:table-cell table:style-name="Table1.A1" office:value-type="string">
            <text:p text:style-name="P7">Δημιουργία "σεναρίων χρήσης". Οι μαθητές εκπαιδεύονται πώς να χρησιμοποιούν τον πίνακα για να ηρεμούν όταν νιώθουν αισθητηριακή υπερφόρτωση.</text:p>
          </table:table-cell>
        </table:table-row>
      </table:table>
      <text:p text:style-name="Horizontal_20_Line"/>
      <text:h text:style-name="P2" text:outline-level="3">3. Φάσεις Υλοποίησης</text:h>
      <text:list text:style-name="L2">
        <text:list-item>
          <text:p text:style-name="P10"><text:span text:style-name="T1">Φάση Σχεδιασμού:</text:span> Συζήτηση στην τάξη για το "πώς ο ήχος μπορεί να γίνει φως". Επιλογή των υλικών.</text:p>
        </text:list-item>
        <text:list-item>
          <text:p text:style-name="P10"><text:span text:style-name="T1">Φάση Πειραματισμού:</text:span> Σύνδεση των ηλεκτρονικών σε δοκιμαστική μορφή (breadboard). Εδώ οι μαθητές βλέπουν το πρώτο "μαγικό" αποτέλεσμα.</text:p>
        </text:list-item>
        <text:list-item>
          <text:p text:style-name="P10"><text:soft-page-break/><text:span text:style-name="T1">Φάση Κατασκευής:</text:span> Το "βρώμικο" κομμάτι με τα ξύλα, τις κόλλες και τις κολλήσεις.</text:p>
        </text:list-item>
        <text:list-item>
          <text:p text:style-name="P10"><text:span text:style-name="T1">Φάση Τεκμηρίωσης:</text:span> Οι μαθητές φωτογραφίζουν τα στάδια και βοηθούν στη δημιουργία ενός απλού poster ή video για τον διαγωνισμό.</text:p>
        </text:list-item>
      </text:list>
      <text:p text:style-name="Horizontal_20_Line"/>
      <text:h text:style-name="P2" text:outline-level="3">4. Τεχνικό Διάγραμμα (Για την Τεκμηρίωση)</text:h>
      <text:p text:style-name="P3">Για να βοηθήσουμε την επιτροπή να καταλάβει τη ροή της πληροφορίας, θα προσθέσουμε ένα απλό διάγραμμα σύνδεσης.</text:p>
      <text:p text:style-name="Horizontal_20_Line"/>
      <text:h text:style-name="P2" text:outline-level="3">5. Αντίκτυπος (Impact)</text:h>
      <text:p text:style-name="P3">Το έργο δεν τελειώνει με τον διαγωνισμό. Ο πίνακας θα τοποθετηθεί σε μόνιμη βάση:</text:p>
      <text:list text:style-name="L3">
        <text:list-item>
          <text:p text:style-name="P11">Στο <text:span text:style-name="T1">διάδρομο του σχολείου</text:span> ως διαδραστικό έκθεμα.</text:p>
        </text:list-item>
        <text:list-item>
          <text:p text:style-name="P11">Σε <text:span text:style-name="T1">αίθουσα χαλάρωσης (Calm Down Room)</text:span> για την υποστήριξη κρίσεων.</text:p>
        </text:list-item>
        <text:list-item>
          <text:p text:style-name="P11">Θα αποτελέσει <text:span text:style-name="T1">ανοιχτό πρότυπο (blueprint)</text:span> για άλλα ειδικά σχολεία της Ελλάδας, αναρτημένο στην πλατφόρμα του OpenTech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3T13:07:10.905858500</meta:creation-date>
    <dc:date>2026-01-23T13:13:37.613185600</dc:date>
    <meta:editing-duration>PT6M27S</meta:editing-duration>
    <meta:editing-cycles>1</meta:editing-cycles>
    <meta:document-statistic meta:table-count="1" meta:image-count="0" meta:object-count="0" meta:page-count="2" meta:paragraph-count="29" meta:word-count="352" meta:character-count="2454" meta:non-whitespace-character-count="2140"/>
    <meta:generator>LibreOffice/25.2.7.2$Windows_X86_64 LibreOffice_project/5cbfd1ab6520636bb5f7b99185aa69bd7456825d</meta:generator>
  </office:meta>
</office:document-meta>
</file>